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3" style:family="paragraph" style:parent-style-name="Standard">
      <style:paragraph-properties fo:line-height="115%" style:writing-mode="lr-tb"/>
    </style:style>
    <style:style style:name="P4" style:family="paragraph" style:parent-style-name="Standard">
      <style:paragraph-properties fo:line-height="115%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30pt" style:font-size-asian="30pt" style:font-size-complex="30pt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30pt" style:font-size-asian="30pt" style:font-size-complex="30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나눔고딕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2 Term Project 회의록(11/21)</text:p>
      <text:p text:style-name="P2"/>
      <text:p text:style-name="P5"><text:span text:style-name="T1">1. 회의 참가자</text:span></text:p>
      <text:p text:style-name="P6"><text:span text:style-name="T1"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7"><text:span text:style-name="T4">0792004 권 순 일<text:tab/></text:span></text:p>
          </table:table-cell>
          <table:table-cell table:style-name="표1.A1" office:value-type="string">
            <text:p text:style-name="P8"><text:span text:style-name="T4">github ID : </text:span><text:a xlink:type="simple" xlink:href="mailto:drauird@gmail.com">drauird</text:a><text:a xlink:type="simple" xlink:href="mailto:drauird@gmail.com">@</text:a><text:a xlink:type="simple" xlink:href="mailto:drauird@gmail.com">gmail</text:a><text:a xlink:type="simple" xlink:href="mailto:drauird@gmail.com">.</text:a><text:a xlink:type="simple" xlink:href="mailto:drauird@gmail.com">com</text:a></text:p>
          </table:table-cell>
        </table:table-row>
        <table:table-row>
          <table:table-cell table:style-name="표1.A1" office:value-type="string">
            <text:p text:style-name="P7"><text:span text:style-name="T4">0792008 김 면 중</text:span></text:p>
          </table:table-cell>
          <table:table-cell table:style-name="표1.A1" office:value-type="string">
            <text:p text:style-name="P8"><text:span text:style-name="T4">github ID</text:span><text:a xlink:type="simple" xlink:href="mailto:joong555@naver.com"> : </text:a><text:a xlink:type="simple" xlink:href="mailto:joong555@naver.com">joong</text:a><text:a xlink:type="simple" xlink:href="mailto:joong555@naver.com">555@</text:a><text:a xlink:type="simple" xlink:href="mailto:joong555@naver.com">naver</text:a><text:a xlink:type="simple" xlink:href="mailto:joong555@naver.com">.</text:a><text:a xlink:type="simple" xlink:href="mailto:joong555@naver.com">com</text:a></text:p>
          </table:table-cell>
        </table:table-row>
      </table:table>
      <text:p text:style-name="Standard"/>
      <text:p text:style-name="Standard"><text:span text:style-name="T6"><text:s/></text:span></text:p>
      <text:p text:style-name="P3"><text:span text:style-name="T1"/></text:p>
      <text:p text:style-name="P3"><text:span text:style-name="T1">2. 회의 일시</text:span></text:p>
      <text:p text:style-name="P3"><text:span text:style-name="T1"/></text:p>
      <text:p text:style-name="P4"><text:span text:style-name="T2">2012년 11월 21일 PM 4:30 ~ PM 9:00</text:span></text:p>
      <text:p text:style-name="P3"><text:span text:style-name="T1"/></text:p>
      <text:p text:style-name="P3"><text:span text:style-name="T1"/></text:p>
      <text:p text:style-name="P3"><text:span text:style-name="T1">3. 회의 안건</text:span></text:p>
      <text:p text:style-name="P3"><text:span text:style-name="T1"/></text:p>
      <text:p text:style-name="P4"><text:span text:style-name="T2"><text:s/>- <text:s/>개발 Game의 이름</text:span></text:p>
      <text:p text:style-name="P4"><text:span text:style-name="T2"><text:s/>- <text:s/>개발 내용에 따른 문제점 및 극복 방안</text:span></text:p>
      <text:p text:style-name="P4"><text:span text:style-name="T2"/></text:p>
      <text:p text:style-name="P4"><text:span text:style-name="T2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4. 회의 내용</text:span></text:p>
      <text:p text:style-name="P3"><text:span text:style-name="T1"><text:s/>(1) 개발 Game의 이름</text:span></text:p>
      <text:p text:style-name="P3"><text:span text:style-name="T1"><text:s text:c="4"/>- <text:s/>조원 한명 당 Game의 이름을 두 가지씩 제출</text:span></text:p>
      <text:p text:style-name="P3"><text:span text:style-name="T1"><text:tab/> </text:span><text:span text:style-name="T3"><text:s/>김면중 : 퍼즐RPG, 퍼즐판타지카</text:span></text:p>
      <text:p text:style-name="P4"><text:span text:style-name="T2"><text:tab/> <text:s/>권순일 : 퍼즐판타지, 몬스터팡</text:span></text:p>
      <text:p text:style-name="P3"><text:span text:style-name="T1"><text:tab/>! 권순일 조원이 제안한 퍼즐판타지로 결정 </text:span></text:p>
      <text:p text:style-name="P3"><text:span text:style-name="T1"><text:s/></text:span></text:p>
      <text:p text:style-name="P3"><text:span text:style-name="T1">(2) 개발 내용에 따른 문제점 및 극복 방안</text:span></text:p>
      <text:p text:style-name="P3"><text:span text:style-name="T1"><text:s text:c="4"/>- <text:s/>유저나 몬스터가 공격하거나 당하는 경우의 효과 변화</text:span></text:p>
      <text:p text:style-name="P3"><text:span text:style-name="T1"><text:tab/> </text:span><text:span text:style-name="T3"><text:s/>우리의 개발 Motive인 ‘퍼즐앤매직’ 에서는 공격당하거나 당하는 경우 유저<text:tab/> <text:s/>쪽이나 몬스터쪽에 긁히는 효과 사용</text:span></text:p>
      <text:p text:style-name="P4"><text:span text:style-name="T2"><text:tab/><text:tab/>이대로 사용할 것인가? 아니면 또 다른 이미지로 표현?</text:span></text:p>
      <text:p text:style-name="P3"><text:span text:style-name="T1"><text:tab/>! ‘퍼즐앤매직’에서 사용한 긁히는 효과를 그대로 사용하기로 결정</text:span></text:p>
      <text:p text:style-name="P3"><text:span text:style-name="T1"><text:tab/> <text:s/></text:span><text:span text:style-name="T3">그렇다면, 이 효과를 유저와 몬스터 Turn에 따라 어떻게 구현해야 할까?</text:span></text:p>
      <text:p text:style-name="P3"><text:span text:style-name="T1"><text:tab/>! 유저와 몬스터의 상태를 구분하여 상태에 따른 이미지 출력 (State <text:tab/>Machine을 사용하기로 결정</text:span></text:p>
      <text:p text:style-name="P3"><text:span text:style-name="T1"><text:s text:c="4"/>- <text:s/>유저나 몬스터의 Turn에 따라 가능한 동작 구현</text:span></text:p>
      <text:p text:style-name="P3"><text:span text:style-name="T1"><text:tab/> <text:s/></text:span><text:span text:style-name="T3">몬스터와 유저의 Turn 여부에 따라 몬스터나 유저의 조작 여부를 결정해야 <text:tab/> <text:s/>하므로 동기화 문제에 대한 생각 필요 (동기화에 관한 심화 공부 필요)</text:span></text:p>
      <text:p text:style-name="P3"><text:span text:style-name="T1"><text:s text:c="4"/>- <text:s/>몬스터 다수 구현</text:span></text:p>
      <text:p text:style-name="P3"><text:span text:style-name="T1"><text:tab/> <text:s text:c="2"/></text:span><text:span text:style-name="T3">몬스터는 다수로 구현할 것인가?</text:span></text:p>
      <text:p text:style-name="P4"><text:span text:style-name="T2"><text:tab/> <text:s text:c="2"/>만일, 다수로 구현한다면?</text:span></text:p>
      <text:p text:style-name="P4"><text:span text:style-name="T2"><text:tab/><text:tab/> <text:s text:c="2"/>몬스터마다 우선순위가 있어 우선순위가 높은 몬스터가 먼저 상태 <text:tab/><text:tab/> <text:s text:c="2"/>변화 혹은 행동함</text:span></text:p>
      <text:p text:style-name="P4"><text:span text:style-name="T2"><text:tab/> <text:s text:c="3"/>몬스터를 하나만 구현한다면?</text:span></text:p>
      <text:p text:style-name="P4"><text:span text:style-name="T2"><text:tab/><text:tab/> <text:s text:c="2"/>몬스터마다 우선순위를 결정할 필요 없이 유저와 몬스터 간에 Turn <text:tab/><text:tab/> <text:s text:c="2"/>문제만 생각하면 됨</text:span></text:p>
      <text:p text:style-name="P4"><text:span text:style-name="T2"><text:s text:c="3"/></text:span></text:p>
      <text:p text:style-name="P4"><text:span text:style-name="T2"/></text:p>
      <text:p text:style-name="P4"><text:soft-page-break/><text:span text:style-name="T2"><text:s text:c="5"/></text:span><text:span text:style-name="T1">- Team MD 프로젝트의 재사용</text:span></text:p>
      <text:p text:style-name="P4"><text:span text:style-name="T1"><text:tab/> <text:s text:c="3"/></text:span><text:span text:style-name="T2">우리가 짠 소스가 아니다.</text:span></text:p>
      <text:p text:style-name="P4"><text:span text:style-name="T2"><text:tab/><text:tab/>충분히 많은 소스 Reading을 통하여 검토함</text:span></text:p>
      <text:p text:style-name="P4"><text:span text:style-name="T2"><text:tab/> <text:s text:c="3"/>Team MD의 소스를 Reading한 결과 PA library가 쓰였음을 알아냄</text:span></text:p>
      <text:p text:style-name="P4"><text:span text:style-name="T2"><text:tab/><text:tab/>PA library에 관한 심화 학습이 필요</text:span></text:p>
      <text:p text:style-name="P4"><text:span text:style-name="T2"/></text:p>
      <text:p text:style-name="P4"><text:span text:style-name="T2"/></text:p>
      <text:p text:style-name="P4"><text:span text:style-name="T2"><text:s text:c="5"/></text:span></text:p>
      <text:p text:style-name="P3"><text:span text:style-name="T1"><text:tab/> <text:s/></text:span></text:p>
      <text:p text:style-name="P3"><text:span text:style-name="T1"><text:s text:c="11"/></text:span></text:p>
      <text:p text:style-name="P3"><text:span text:style-name="T1"><text:s text:c="13"/>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나눔고딕1" svg:font-family="나눔고딕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5T16:08:44</meta:creation-date>
    <dc:date>2012-11-25T17:05:19</dc:date>
    <meta:editing-duration>PT41M14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3" meta:paragraph-count="44" meta:word-count="244" meta:character-count="1125" meta:non-whitespace-character-count="776"/>
  </office:meta>
</office:document-meta>
</file>